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 Black1" svg:font-family="'Arial Black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7.62cm" fo:padding-top="1.27cm" fo:padding-bottom="1.27cm" fo:padding-left="1.27cm" fo:padding-right="1.2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4" style:family="graphic" style:parent-style-name="standard">
      <style:graphic-properties svg:stroke-width="0.102cm" svg:stroke-color="#ff3333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svg:stroke-width="0.051cm" svg:stroke-color="#ff3333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cm" svg:stroke-color="#000000" draw:marker-start-width="0.2cm" draw:marker-end-width="0.2cm" draw:fill="none" draw:fill-color="#ffffff" draw:auto-grow-height="true" draw:auto-grow-width="false" fo:max-height="0cm" fo:min-height="3.302cm" fo:padding-top="0.508cm" fo:padding-bottom="0.508cm" fo:padding-left="0.508cm" fo:padding-right="0.50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solid" svg:stroke-width="0cm" svg:stroke-color="#000000" draw:marker-start-width="0.2cm" draw:marker-end-width="0.2cm" draw:fill="none" draw:fill-color="#ffffff" draw:auto-grow-height="true" draw:auto-grow-width="false" fo:max-height="0cm" fo:min-height="3.302cm" fo:padding-top="1.27cm" fo:padding-bottom="1.27cm" fo:padding-left="1.27cm" fo:padding-right="1.27cm"/>
    </style:style>
    <style:style style:name="gr9" style:family="graphic" style:parent-style-name="standard">
      <style:graphic-properties draw:stroke="solid" svg:stroke-width="0cm" svg:stroke-color="#000000" draw:marker-start-width="0.2cm" draw:marker-end-width="0.2cm" draw:fill="none" draw:fill-color="#ffffff" draw:auto-grow-height="true" draw:auto-grow-width="false" fo:max-height="0cm" fo:min-height="5.296cm" fo:padding-top="0.254cm" fo:padding-bottom="0.254cm" fo:padding-left="0.254cm" fo:padding-right="0.254cm"/>
    </style:style>
    <style:style style:name="gr10" style:family="graphic" style:parent-style-name="standard">
      <style:graphic-properties draw:stroke="solid" svg:stroke-color="#000000" draw:fill="none" draw:fill-color="#ffffff" draw:auto-grow-height="true" draw:auto-grow-width="false" fo:max-height="0cm" fo:min-height="7.204cm" fo:padding-top="1.27cm" fo:padding-bottom="1.27cm" fo:padding-left="1.27cm" fo:padding-right="1.2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text-properties style:font-name="Arial Black1"/>
    </style:style>
    <style:style style:name="P2" style:family="paragraph">
      <style:text-properties style:font-name="Courier New1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color="#ff3333"/>
    </style:style>
    <style:style style:name="P6" style:family="paragraph">
      <style:paragraph-properties fo:line-height="150%" fo:text-align="start"/>
    </style:style>
    <style:style style:name="P7" style:family="paragraph">
      <style:paragraph-properties fo:text-align="start"/>
      <style:text-properties style:font-name="Courier New1" fo:font-size="16pt" style:font-size-asian="16pt" style:font-size-complex="16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/>
      <style:text-properties style:font-name="Courier New1" fo:font-size="18pt"/>
    </style:style>
    <style:style style:name="P10" style:family="paragraph">
      <style:text-properties fo:font-size="20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Courier New1" fo:font-size="15pt" style:font-size-asian="15pt" style:font-size-complex="15pt"/>
    </style:style>
    <style:style style:name="P13" style:family="paragraph">
      <style:paragraph-properties fo:line-height="150%"/>
    </style:style>
    <style:style style:name="P14" style:family="paragraph">
      <style:paragraph-properties fo:line-height="150%"/>
      <style:text-properties style:font-name="Courier New1" fo:font-size="18pt" style:font-size-asian="18pt" style:font-size-complex="18pt"/>
    </style:style>
    <style:style style:name="P15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paragraph-properties fo:line-height="150%"/>
      <style:text-properties style:font-name="Courier New1" fo:font-size="14pt" style:font-size-asian="14pt" style:font-size-complex="14pt"/>
    </style:style>
    <style:style style:name="P17" style:family="paragraph">
      <style:paragraph-properties fo:line-height="150%"/>
      <style:text-properties style:font-name="Courier New1" fo:font-size="16pt" style:font-size-asian="16pt" style:font-size-complex="16pt"/>
    </style:style>
    <style:style style:name="T1" style:family="text">
      <style:text-properties style:font-name="Arial Black1" fo:font-size="80pt" style:font-size-asian="80pt" style:font-size-complex="80pt"/>
    </style:style>
    <style:style style:name="T2" style:family="text">
      <style:text-properties style:font-name="Arial Black1" fo:font-size="40pt" style:font-size-asian="40pt" style:font-size-complex="40pt"/>
    </style:style>
    <style:style style:name="T3" style:family="text">
      <style:text-properties style:font-name="Courier New1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3333"/>
    </style:style>
    <style:style style:name="T6" style:family="text">
      <style:text-properties style:font-name="Courier New1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Courier New1" fo:font-size="16pt" style:font-size-asian="16pt" style:font-size-complex="16pt"/>
    </style:style>
    <style:style style:name="T8" style:family="text">
      <style:text-properties style:font-name="Courier New1"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18pt"/>
    </style:style>
    <style:style style:name="T10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Courier New1" fo:font-size="18pt"/>
    </style:style>
    <style:style style:name="T12" style:family="text">
      <style:text-properties style:font-name="Courier New1" fo:font-size="15pt" style:font-size-asian="15pt" style:font-size-complex="15pt"/>
    </style:style>
    <style:style style:name="T13" style:family="text">
      <style:text-properties style:font-name="Courier New1" fo:font-size="18pt" style:font-size-asian="18pt" style:font-size-complex="18pt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font-name="Courier New1" fo:font-size="14pt" style:font-size-asian="14pt" style:font-size-complex="14pt"/>
    </style:style>
    <style:style style:name="T1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egaL</text:span></text:p>
            <text:p><text:span text:style-name="T2">Traceability Link Recove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Declared Traceability Links</text:p>
          </draw:text-box>
        </draw:frame>
        <draw:g>
          <draw:frame draw:style-name="gr2" draw:text-style-name="P2" draw:layer="layout" svg:width="20.574cm" svg:height="11.229cm" svg:x="3.713cm" svg:y="5.334cm">
            <draw:text-box>
              <text:p><text:span text:style-name="T3">model Test</text:span></text:p>
              <text:p><text:span text:style-name="T3">import Prelude</text:span></text:p>
              <text:p><text:span text:style-name="T3"/></text:p>
              <text:p><text:span text:style-name="T3">Foo : Artifact</text:span></text:p>
              <text:p><text:span text:style-name="T3">Bar : Artifact</text:span></text:p>
              <text:p><text:span text:style-name="T3"/></text:p>
              <text:p><text:span text:style-name="T3">Foo correspondsTo Bar</text:span></text:p>
              <text:p><text:span text:style-name="T3"/></text:p>
              <text:p><text:span text:style-name="T3">Foo = “/path/to/foo1.ext”</text:span></text:p>
              <text:p><text:span text:style-name="T3">Foo = “/path/to/foo2.ext”</text:span></text:p>
              <text:p><text:span text:style-name="T3">Bar = “/path/to/bar1.ext”</text:span></text:p>
              <text:p><text:span text:style-name="T3">Bar = “/path/to/bar2.ext”</text:span></text:p>
            </draw:text-box>
          </draw:frame>
          <draw:frame draw:style-name="gr3" draw:text-style-name="P4" draw:layer="layout" svg:width="7.366cm" svg:height="1.017cm" svg:x="10.317cm" svg:y="16.609cm">
            <draw:text-box>
              <text:p text:style-name="P3"><text:span text:style-name="T4">Test.megal</text:span></text:p>
            </draw:text-box>
          </draw:frame>
        </draw:g>
        <draw:custom-shape draw:style-name="gr4" draw:text-style-name="P3" draw:layer="layout" svg:width="1.778cm" svg:height="4.064cm" svg:x="14.232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" draw:text-style-name="P5" draw:layer="layout" svg:width="7.366cm" svg:height="4.318cm" svg:x="16.51cm" svg:y="11.684cm">
          <text:p text:style-name="P3"><text:span text:style-name="T5">Binding 4 Artifacts</text:span></text:p>
          <text:p text:style-name="P3"><text:span text:style-name="T5">=</text:span></text:p>
          <text:p text:style-name="P3"><text:span text:style-name="T5">Declaring 4 Lin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Declared Traceability Links</text:p>
          </draw:text-box>
        </draw:frame>
        <draw:frame draw:style-name="gr6" draw:text-style-name="P7" draw:layer="layout" svg:width="24.892cm" svg:height="11.236cm" svg:x="1.524cm" svg:y="5.296cm">
          <draw:text-box>
            <text:p text:style-name="P6"><text:span text:style-name="T6">Input</text:span><text:span text:style-name="T7">: </text:span><text:span text:style-name="T8">Megamodel</text:span><text:span text:style-name="T7"> m</text:span></text:p>
            <text:p text:style-name="P6"><text:span text:style-name="T6">Output</text:span><text:span text:style-name="T7">: </text:span><text:span text:style-name="T8">TraceabilityLinks</text:span><text:span text:style-name="T7"> tls</text:span></text:p>
            <text:p text:style-name="P6"><text:span text:style-name="T6">Foreach</text:span><text:span text:style-name="T7"> (</text:span><text:span text:style-name="T8">RelationShip</text:span><text:span text:style-name="T7"> rel </text:span><text:span text:style-name="T6">in</text:span><text:span text:style-name="T7"> m) {</text:span></text:p>
            <text:p text:style-name="P6"><text:span text:style-name="T7"><text:tab/></text:span><text:span text:style-name="T8">Links</text:span><text:span text:style-name="T7"> lLinks := allLinks(rel.left)</text:span></text:p>
            <text:p text:style-name="P6"><text:span text:style-name="T7"><text:tab/></text:span><text:span text:style-name="T8">Links</text:span><text:span text:style-name="T7"> rLinks := allLinks(rel.right) </text:span></text:p>
            <text:p text:style-name="P6"><text:span text:style-name="T7"><text:tab/></text:span><text:span text:style-name="T6">Foreach</text:span><text:span text:style-name="T7"> (</text:span><text:span text:style-name="T8">Link</text:span><text:span text:style-name="T7"> lLink </text:span><text:span text:style-name="T6">in</text:span><text:span text:style-name="T7"> lLinks) {</text:span></text:p>
            <text:p text:style-name="P6"><text:span text:style-name="T7"><text:tab/></text:span><text:span text:style-name="T7"><text:tab/></text:span><text:span text:style-name="T6">Foreach</text:span><text:span text:style-name="T7"> (</text:span><text:span text:style-name="T8">Link</text:span><text:span text:style-name="T7"> rLink </text:span><text:span text:style-name="T6">in</text:span><text:span text:style-name="T7"> rLinks) {</text:span></text:p>
            <text:p text:style-name="P6"><text:span text:style-name="T7"><text:tab/></text:span><text:span text:style-name="T7"><text:tab/></text:span><text:span text:style-name="T7"><text:tab/></text:span><text:span text:style-name="T7">tls.add(</text:span><text:span text:style-name="T8">TraceabilityLink</text:span><text:span text:style-name="T7">(rel,lLink,rLink))</text:span></text:p>
            <text:p text:style-name="P6"><text:span text:style-name="T7"><text:tab/></text:span><text:span text:style-name="T7"><text:tab/></text:span><text:span text:style-name="T7">}</text:span></text:p>
            <text:p text:style-name="P6"><text:span text:style-name="T7"><text:tab/></text:span><text:span text:style-name="T7">}</text:span></text:p>
            <text:p text:style-name="P6"><text:span text:style-name="T7">}</text:span></text:p>
          </draw:text-box>
        </draw:frame>
        <draw:frame draw:style-name="gr7" draw:text-style-name="P8" draw:layer="layout" svg:width="20.036cm" svg:height="0.962cm" svg:x="3.982cm" svg:y="17.834cm">
          <draw:text-box>
            <text:p text:style-name="P3"><text:span text:style-name="T9">Pseudo code recovery algorithm for </text:span><text:span text:style-name="T10">explicit</text:span><text:span text:style-name="T9"> Traceability Lin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Declared Traceability Links</text:p>
          </draw:text-box>
        </draw:frame>
        <draw:frame draw:style-name="gr8" draw:text-style-name="P9" draw:layer="layout" svg:width="24.892cm" svg:height="5.842cm" svg:x="1.524cm" svg:y="6.096cm">
          <draw:text-box>
            <text:p text:style-name="P3"><text:span text:style-name="T11">correspondsTo(“/path/to/foo1.ext”,“/path/to/bar1.ext”)</text:span></text:p>
            <text:p text:style-name="P3"><text:span text:style-name="T11">correspondsTo(“/path/to/foo1.ext”,“/path/to/bar2.ext”)</text:span></text:p>
            <text:p text:style-name="P3"><text:span text:style-name="T11">correspondsTo(“/path/to/foo2.ext”,“/path/to/bar1.ext”)</text:span></text:p>
            <text:p text:style-name="P3"><text:span text:style-name="T11">correspondsTo(“/path/to/foo2.ext”,“/path/to/bar2.ext”)</text:span></text:p>
          </draw:text-box>
        </draw:frame>
        <draw:frame draw:style-name="gr7" draw:text-style-name="P8" draw:layer="layout" svg:width="16.764cm" svg:height="0.962cm" svg:x="5.588cm" svg:y="13.462cm">
          <draw:text-box>
            <text:p text:style-name="P3"><text:span text:style-name="T9">Recovered Traceability Lin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Inferred Traceability Links</text:p>
          </draw:text-box>
        </draw:frame>
        <draw:frame draw:style-name="gr9" draw:text-style-name="P12" draw:layer="layout" svg:width="24.892cm" svg:height="5.804cm" svg:x="1.524cm" svg:y="8.596cm">
          <draw:text-box>
            <text:p text:style-name="P11"><text:span text:style-name="T12"/></text:p>
            <text:list text:style-name="L1">
              <text:list-item>
                <text:p text:style-name="P6"><text:span text:style-name="T12">correspondsTo(“/path/to/foo1.ext”,“/path/to/bar1.ext”)</text:span></text:p>
                <text:list>
                  <text:list-item>
                    <text:p text:style-name="P6"><text:span text:style-name="T12">correspondsTo(“/path/to/foo1.ext/fooPartN”,“/path/to/bar1.ext/barPartI”)</text:span></text:p>
                  </text:list-item>
                  <text:list-item>
                    <text:p text:style-name="P6"><text:span text:style-name="T12">...</text:span></text:p>
                  </text:list-item>
                  <text:list-item>
                    <text:p text:style-name="P6"><text:span text:style-name="T12">correspondsTo(“/path/to/foo1.ext/fooPartM”,“/path/to/bar1.ext/barPartJ”)</text:span></text:p>
                  </text:list-item>
                </text:list>
              </text:list-item>
            </text:list>
          </draw:text-box>
        </draw:frame>
        <draw:frame draw:style-name="gr7" draw:text-style-name="P8" draw:layer="layout" svg:width="16.764cm" svg:height="0.962cm" svg:x="5.618cm" svg:y="5.88cm">
          <draw:text-box>
            <text:p text:style-name="P3"><text:span text:style-name="T9">The idea is to recover/infer Traceability Links such a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Inferred Traceability Links</text:p>
          </draw:text-box>
        </draw:frame>
        <draw:g>
          <draw:frame draw:style-name="gr2" draw:text-style-name="P2" draw:layer="layout" svg:width="20.574cm" svg:height="11.229cm" svg:x="3.713cm" svg:y="6.134cm">
            <draw:text-box>
              <text:p><text:span text:style-name="T3">model Prelude</text:span></text:p>
              <text:p><text:span text:style-name="T3">…</text:span></text:p>
              <text:p><text:span text:style-name="T3">File &lt; Artifact</text:span></text:p>
              <text:p><text:span text:style-name="T3">Folder &lt; Artifact</text:span></text:p>
              <text:p><text:span text:style-name="T3">Fragment &lt; Artifact</text:span></text:p>
              <text:p><text:span text:style-name="T3">…</text:span></text:p>
              <text:p><text:span text:style-name="T3">partOf &lt; Artifact * Artifact</text:span></text:p>
              <text:p><text:span text:style-name="T3">partOf &lt; Artifact * Technology</text:span></text:p>
              <text:p><text:span text:style-name="T3">partOf &lt; Technology * Technology</text:span></text:p>
              <text:p><text:span text:style-name="T3">partOf &lt; Language * Technology</text:span></text:p>
              <text:p><text:span text:style-name="T3">…</text:span></text:p>
              <text:p><text:span text:style-name="T3">elementOf &lt; File * Language</text:span></text:p>
            </draw:text-box>
          </draw:frame>
          <draw:frame draw:style-name="gr3" draw:text-style-name="P4" draw:layer="layout" svg:width="7.366cm" svg:height="1.017cm" svg:x="10.317cm" svg:y="17.409cm">
            <draw:text-box>
              <text:p text:style-name="P3"><text:span text:style-name="T4">Prelude.megal</text:span></text:p>
            </draw:text-box>
          </draw:frame>
        </draw:g>
        <draw:frame draw:style-name="gr7" draw:layer="layout" svg:width="16.002cm" svg:height="0.962cm" svg:x="5.999cm" svg:y="4.343cm">
          <draw:text-box>
            <text:p text:style-name="P3">Additional Info is needed to infer traceability link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Inferred Traceability Links</text:p>
          </draw:text-box>
        </draw:frame>
        <draw:g>
          <draw:frame draw:style-name="gr10" draw:text-style-name="P14" draw:layer="layout" svg:width="20.574cm" svg:height="10.867cm" svg:x="3.713cm" svg:y="5.834cm">
            <draw:text-box>
              <text:p text:style-name="P13"><text:span text:style-name="T13">model Test</text:span></text:p>
              <text:p text:style-name="P13"><text:span text:style-name="T13">FooBarTech : Technology</text:span></text:p>
              <text:p text:style-name="P13"><text:span text:style-name="T13"/></text:p>
              <text:p text:style-name="P13"><text:span text:style-name="T13">FooLang : Language</text:span></text:p>
              <text:p text:style-name="P13"><text:span text:style-name="T13">FooLang partOf FooBarTech</text:span></text:p>
              <text:p text:style-name="P13"><text:span text:style-name="T13"/></text:p>
              <text:p text:style-name="P13"><text:span text:style-name="T13">BarLang : Language</text:span></text:p>
              <text:p text:style-name="P13"><text:span text:style-name="T13">BarLang partOf FooBarTech</text:span></text:p>
            </draw:text-box>
          </draw:frame>
          <draw:frame draw:style-name="gr11" draw:text-style-name="P4" draw:layer="layout" svg:width="7.366cm" svg:height="1.011cm" svg:x="10.317cm" svg:y="16.745cm">
            <draw:text-box>
              <text:p text:style-name="P3"><text:span text:style-name="T4">Test.megal</text:span></text:p>
            </draw:text-box>
          </draw:frame>
        </draw:g>
        <draw:frame draw:style-name="gr7" draw:layer="layout" svg:width="24.384cm" svg:height="0.962cm" svg:x="1.808cm" svg:y="18.418cm">
          <draw:text-box>
            <text:p text:style-name="P3">Declaring “top-level” composite entities for a technology model</text:p>
          </draw:text-box>
        </draw:frame>
        <draw:frame draw:style-name="gr7" draw:text-style-name="P15" draw:layer="layout" svg:width="16.002cm" svg:height="0.962cm" svg:x="5.999cm" svg:y="4.343cm">
          <draw:text-box>
            <text:p text:style-name="P3"><text:span text:style-name="T14">Step 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Inferred Traceability Links</text:p>
          </draw:text-box>
        </draw:frame>
        <draw:g>
          <draw:frame draw:style-name="gr10" draw:text-style-name="P16" draw:layer="layout" svg:width="20.574cm" svg:height="11.608cm" svg:x="3.713cm" svg:y="5.234cm">
            <draw:text-box>
              <text:p text:style-name="P13"><text:span text:style-name="T15">Foo : Artifact</text:span></text:p>
              <text:p text:style-name="P13"><text:span text:style-name="T15">Foo elementOf FooLang</text:span></text:p>
              <text:p text:style-name="P13"><text:span text:style-name="T15">Bar : Artifact</text:span></text:p>
              <text:p text:style-name="P13"><text:span text:style-name="T15">Bar elementOf BarLang</text:span></text:p>
              <text:p text:style-name="P13"><text:span text:style-name="T15"/></text:p>
              <text:p text:style-name="P13"><text:span text:style-name="T15">Foo correspondsTo Bar</text:span></text:p>
              <text:p text:style-name="P13"><text:span text:style-name="T15"/></text:p>
              <text:p text:style-name="P13"><text:span text:style-name="T15">Foo = “/path/to/foo1.ext”</text:span></text:p>
              <text:p text:style-name="P13"><text:span text:style-name="T15">Foo = “/path/to/foo2.ext”</text:span></text:p>
              <text:p text:style-name="P13"><text:span text:style-name="T15">Bar = “/path/to/bar1.ext”</text:span></text:p>
              <text:p text:style-name="P13"><text:span text:style-name="T15">Bar = “/path/to/bar2.ext”</text:span></text:p>
            </draw:text-box>
          </draw:frame>
          <draw:frame draw:style-name="gr11" draw:text-style-name="P4" draw:layer="layout" svg:width="7.366cm" svg:height="1.011cm" svg:x="10.317cm" svg:y="16.845cm">
            <draw:text-box>
              <text:p text:style-name="P3"><text:span text:style-name="T4">Test.megal</text:span></text:p>
            </draw:text-box>
          </draw:frame>
        </draw:g>
        <draw:frame draw:style-name="gr7" draw:layer="layout" svg:width="24.384cm" svg:height="1.673cm" svg:x="1.808cm" svg:y="18.318cm">
          <draw:text-box>
            <text:p text:style-name="P3">Declaring <text:span text:style-name="T14">explicit</text:span> traceability Links</text:p>
            <text:p text:style-name="P3">Declaring artifacts as components of a language to make fragments retrievable</text:p>
          </draw:text-box>
        </draw:frame>
        <draw:frame draw:style-name="gr7" draw:text-style-name="P15" draw:layer="layout" svg:width="16.002cm" svg:height="0.962cm" svg:x="5.999cm" svg:y="3.943cm">
          <draw:text-box>
            <text:p text:style-name="P3"><text:span text:style-name="T14">Step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Inferred Traceability Links</text:p>
          </draw:text-box>
        </draw:frame>
        <draw:g>
          <draw:frame draw:style-name="gr10" draw:text-style-name="P17" draw:layer="layout" svg:width="23.114cm" svg:height="9.744cm" svg:x="2.443cm" svg:y="6.034cm">
            <draw:text-box>
              <text:p text:style-name="P13"><text:span text:style-name="T7">FooPart : Fragment</text:span></text:p>
              <text:p text:style-name="P13"><text:span text:style-name="T7">FooPart partOf Foo //would imply FooPart elementOf FooLang?</text:span></text:p>
              <text:p text:style-name="P13"><text:span text:style-name="T7"/></text:p>
              <text:p text:style-name="P13"><text:span text:style-name="T7">BarPart : Fragment</text:span></text:p>
              <text:p text:style-name="P13"><text:span text:style-name="T7">BarPart partOf Bar</text:span><text:span text:style-name="T7"><text:tab/></text:span><text:span text:style-name="T7">//would imply BarPart elementOf BarLang?</text:span></text:p>
              <text:p text:style-name="P13"><text:span text:style-name="T7"/></text:p>
              <text:p text:style-name="P13"><text:span text:style-name="T7">FooPart correspondsTo BarPart //needed?</text:span></text:p>
            </draw:text-box>
          </draw:frame>
          <draw:frame draw:style-name="gr11" draw:text-style-name="P4" draw:layer="layout" svg:width="8.274cm" svg:height="1.011cm" svg:x="9.863cm" svg:y="16.045cm">
            <draw:text-box>
              <text:p text:style-name="P3"><text:span text:style-name="T4">Test.megal</text:span></text:p>
            </draw:text-box>
          </draw:frame>
        </draw:g>
        <draw:frame draw:style-name="gr7" draw:layer="layout" svg:width="24.384cm" svg:height="1.673cm" svg:x="1.808cm" svg:y="17.518cm">
          <draw:text-box>
            <text:p text:style-name="P3">Declaring <text:span text:style-name="T16">implicit</text:span> traceability Links</text:p>
            <text:p text:style-name="P3">Declaring fragment artifacts as components of other Artifacts</text:p>
          </draw:text-box>
        </draw:frame>
        <draw:frame draw:style-name="gr7" draw:text-style-name="P15" draw:layer="layout" svg:width="16.002cm" svg:height="0.962cm" svg:x="5.999cm" svg:y="4.243cm">
          <draw:text-box>
            <text:p text:style-name="P3"><text:span text:style-name="T14">Step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draw:frame presentation:style-name="pr4" draw:layer="layout" svg:width="25.199cm" svg:height="3.506cm" svg:x="1.4cm" svg:y="0.837cm" presentation:class="title">
          <draw:text-box>
            <text:p>Inferred Traceability Links</text:p>
          </draw:text-box>
        </draw:frame>
        <draw:frame presentation:style-name="pr5" draw:layer="layout" svg:width="25.199cm" svg:height="12.179cm" svg:x="1.4cm" svg:y="4.914cm" presentation:class="subtitle" presentation:user-transformed="true">
          <draw:text-box>
            <text:p>Do we base traceability link inference </text:p>
            <text:p>on partOf/elementOf hierarchies?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 Black1" svg:font-family="'Arial Black'" style:font-pitch="variable"/>
    <style:font-face style:name="Liberation Sans1" svg:font-family="'Liberation Sans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 Black1" fo:font-family="'Arial Black'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 Black1" fo:font-family="'Arial Black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Arial Black1" fo:font-family="'Arial Black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Arial Black1" fo:font-family="'Arial Black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 Black1" fo:font-family="'Arial Black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 Black1" fo:font-family="'Arial Black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 Black1" fo:font-family="'Arial Black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 Black1" fo:font-family="'Arial Black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5-03-30T10:27:59.644535553</meta:creation-date>
    <dc:date>2015-03-31T10:38:42.198058981</dc:date>
    <dc:creator>darjeeling </dc:creator>
    <meta:editing-duration>PT1H51M26S</meta:editing-duration>
    <meta:editing-cycles>16</meta:editing-cycles>
    <meta:generator>LibreOffice/4.2.7.2$Linux_X86_64 LibreOffice_project/420m0$Build-2</meta:generator>
    <meta:document-statistic meta:object-count="82"/>
  </office:meta>
</office:document-meta>
</file>